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959776AAD74F8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57cm" draw:z-index="0"><draw:image xlink:href="Pictures/1000020100000556000003001959776AAD74F8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2:51:03.769523475</meta:creation-date>
    <dc:date>2022-01-05T12:51:41.285107195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